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style:text-line-through-style="none" style:text-line-through-type="none" style:text-underline-style="none" officeooo:rsid="001e32fe" officeooo:paragraph-rsid="00019089" style:text-blinking="false" fo:background-color="#ffffff" fo:padding="0cm" fo:border="none"/>
    </style:style>
    <style:style style:name="P3" style:family="paragraph" style:parent-style-name="Standard">
      <style:paragraph-properties fo:text-align="start" style:justify-single-word="false"/>
      <style:text-properties fo:color="#000000" style:text-line-through-style="none" style:text-line-through-type="none" style:text-underline-style="none" officeooo:rsid="003881ff" officeooo:paragraph-rsid="00019089" style:text-blinking="false" fo:background-color="#ffffff" fo:padding="0cm" fo:border="none"/>
    </style:style>
    <style:style style:name="P4" style:family="paragraph" style:parent-style-name="Standard">
      <style:text-properties officeooo:rsid="001361cf" officeooo:paragraph-rsid="00019089"/>
    </style:style>
    <style:style style:name="P5" style:family="paragraph" style:parent-style-name="Standard">
      <style:paragraph-properties fo:text-align="start" style:justify-single-word="false"/>
      <style:text-properties officeooo:paragraph-rsid="00019089"/>
    </style:style>
    <style:style style:name="P6" style:family="paragraph" style:parent-style-name="Text_20_body">
      <style:paragraph-properties fo:text-align="start" style:justify-single-word="false"/>
      <style:text-properties officeooo:paragraph-rsid="00019089"/>
    </style:style>
    <style:style style:name="P7" style:family="paragraph" style:parent-style-name="Text_20_body">
      <style:text-properties officeooo:paragraph-rsid="00019089"/>
    </style:style>
    <style:style style:name="T1" style:family="text">
      <style:text-properties officeooo:rsid="00019089"/>
    </style:style>
    <style:style style:name="T2" style:family="text">
      <style:text-properties fo:font-weight="bold" style:font-weight-asian="bold" style:font-weight-complex="bold"/>
    </style:style>
    <style:style style:name="T3" style:family="text">
      <style:text-properties fo:font-weight="bold" officeooo:rsid="00019089" style:font-weight-asian="bold" style:font-weight-complex="bold"/>
    </style:style>
    <style:style style:name="T4" style:family="text">
      <style:text-properties fo:color="#000000" style:text-line-through-style="none" style:text-line-through-type="none" style:text-underline-style="none" officeooo:rsid="003881ff" style:text-blinking="false" fo:background-color="#ffffff" loext:char-shading-value="0" fo:padding="0cm" fo:border="none"/>
    </style:style>
    <style:style style:name="T5" style:family="text">
      <style:text-properties officeooo:rsid="0038fa22"/>
    </style:style>
    <style:style style:name="T6" style:family="text">
      <style:text-properties officeooo:rsid="003a96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0"/><text:span text:style-name="T2"><text:s/></text:span><text:span text:style-name="T3">PROBABILITY DISTRIBUTIONS</text:span></text:p>
      <text:p text:style-name="P1"/>
      <text:p text:style-name="P4"/>
      <text:p text:style-name="P3">Probability Distributions</text:p>
      <text:p text:style-name="P3"/>
      <text:p text:style-name="P5"><text:span text:style-name="T4">1) Normal- </text:span>  The user simply defines the mean or expected value and a standard deviation to describe the variation about the mean.  Values in the middle near the mean are most likely to occur.  It is symmetric and describes many natural phenomena such as people’s heights.  Examples of variables described by normal distributions include inflation rates and energy prices.</text:p>
      <text:p text:style-name="P2"/>
      <text:p text:style-name="P5"><text:span text:style-name="T4">2) </text:span>Lognormal – Values are positively skewed, not symmetric like a normal distribution.  It is used to represent values that don’t go below zero but have unlimited positive potential.  Examples of variables described by lognormal distributions include real estate property values, stock prices, and oil reserves.</text:p>
      <text:p text:style-name="P6"/>
      <text:p text:style-name="P6"><text:span text:style-name="T5">3)</text:span>Uniform – All values have an equal chance of occurring, and the user simply defines the minimum and maximum.  Examples of variables that could be uniformly distributed include manufacturing costs or future sales revenues for a new product.</text:p>
      <text:p text:style-name="P7"><text:span text:style-name="T5">4)</text:span>Triangular – The user defines the minimum, most likely, and maximum values.  Values around the most likely are more likely to occur.  Variables that could be described by a triangular distribution include past sales history per unit of time and inventory levels.</text:p>
      <text:p text:style-name="P7"><text:span text:style-name="T5">5)</text:span>PERT- The user defines the minimum, most likely, and maximum values, just like the triangular distribution.  Values around the most likely are more likely to occur.  However values between the most likely and extremes are more likely to occur than the triangular; that is, the extremes are not as emphasized.  An example of the use of a PERT distribution is to describe the duration of a task in a project management model.</text:p>
      <text:p text:style-name="P7"><text:span text:style-name="T6">6) </text:span>Discrete – The user defines specific values that may occur and the likelihood of each.  An example might be the results of a lawsuit: 20% chance of positive verdict, 30% change of negative verdict, 40% chance of settlement, and 10% chance of mistrial.</text:p>
      <text:p text:style-name="P5"/>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6:25:22.262836777</meta:creation-date>
    <dc:date>2017-07-19T16:26:14.667880235</dc:date>
    <meta:editing-duration>P0D</meta:editing-duration>
    <meta:editing-cycles>1</meta:editing-cycles>
    <meta:document-statistic meta:table-count="0" meta:image-count="0" meta:object-count="0" meta:page-count="1" meta:paragraph-count="8" meta:word-count="301" meta:character-count="1928" meta:non-whitespace-character-count="1606"/>
    <meta:generator>LibreOffice/4.2.8.2$Linux_X86_64 LibreOffice_project/420m0$Build-2</meta:generator>
  </office:meta>
</office:document-meta>
</file>